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FDB00000DA6D69A0F8C.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Arial1" svg:font-family="Arial" style:font-family-generic="swiss"/>
    <style:font-face style:name="BGACDJ+Arial" svg:font-family="BGACDJ+Arial" style:font-family-generic="swiss"/>
    <style:font-face style:name="arial"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6785in" table:align="margins"/>
    </style:style>
    <style:style style:name="Table3.A" style:family="table-column">
      <style:table-column-properties style:column-width="6.6785in" style:rel-column-width="65535*"/>
    </style:style>
    <style:style style:name="Table3.A1" style:family="table-cell">
      <style:table-cell-properties fo:padding="0.0382in" fo:border="none"/>
    </style:style>
    <style:style style:name="Table1" style:family="table">
      <style:table-properties style:width="6.5375in" table:align="margins"/>
    </style:style>
    <style:style style:name="Table1.A" style:family="table-column">
      <style:table-column-properties style:column-width="3.2681in" style:rel-column-width="32764*"/>
    </style:style>
    <style:style style:name="Table1.B" style:family="table-column">
      <style:table-column-properties style:column-width="3.2694in" style:rel-column-width="32771*"/>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cccccc"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B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5"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P6"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7"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8"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text-autospace="none">
        <style:background-image/>
      </style:paragraph-properties>
      <style:text-properties style:font-name="arial" fo:font-size="10pt" style:font-name-asian="BGACDJ+Arial" style:font-size-asian="10pt" style:font-name-complex="BGACDJ+Arial" style:font-size-complex="10pt"/>
    </style:style>
    <style:style style:name="P9" style:family="paragraph" style:parent-style-name="Standard">
      <style:paragraph-properties fo:margin-left="0in" fo:margin-right="0in" fo:margin-top="0in" fo:margin-bottom="0.0783in" fo:text-align="start" style:justify-single-word="false" fo:text-indent="0in" style:auto-text-indent="false" fo:background-color="transparent" style:shadow="none" style:text-autospace="none">
        <style:background-image/>
      </style:paragraph-properties>
      <style:text-properties style:font-name="arial" fo:font-size="12pt" style:font-name-asian="BGACDJ+Arial" style:font-size-asian="12pt" style:font-name-complex="BGACDJ+Arial" style:font-size-complex="12pt"/>
    </style:style>
    <style:style style:name="P10"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11"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fo:font-weight="normal" style:font-size-asian="10pt" style:font-weight-asian="normal" style:font-size-complex="10pt" style:font-weight-complex="normal"/>
    </style:style>
    <style:style style:name="P12" style:family="paragraph" style:parent-style-name="Standard">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2pt" style:font-size-asian="12pt" style:font-size-complex="12pt"/>
    </style:style>
    <style:style style:name="P13" style:family="paragraph" style:parent-style-name="Standard">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14" style:family="paragraph" style:parent-style-name="Text_20_body">
      <style:paragraph-properties fo:margin-left="0in" fo:margin-right="0in" fo:margin-top="0in" fo:margin-bottom="0in" fo:text-align="justify" style:justify-single-word="false" fo:text-indent="0in" style:auto-text-indent="false"/>
      <style:text-properties style:font-name="Arial" fo:font-size="10pt" style:font-size-asian="10pt" style:font-size-complex="10pt"/>
    </style:style>
    <style:style style:name="P15" style:family="paragraph" style:parent-style-name="Table_20_Contents">
      <style:paragraph-properties fo:margin-left="0in" fo:margin-right="0in" fo:margin-top="0in" fo:margin-bottom="0.1965in" fo:text-align="justify" style:justify-single-word="false" fo:text-indent="0in" style:auto-text-indent="false" fo:background-color="transparent" style:shadow="none">
        <style:background-image/>
      </style:paragraph-properties>
      <style:text-properties style:font-name="Arial" fo:font-size="12pt" fo:font-weight="normal" style:font-size-asian="12pt" style:font-weight-asian="normal" style:font-size-complex="12pt" style:font-weight-complex="normal"/>
    </style:style>
    <style:style style:name="P16" style:family="paragraph" style:parent-style-name="Standard">
      <style:text-properties style:font-name="Arial" fo:font-size="10pt" style:font-size-asian="10pt" style:font-size-complex="10pt"/>
    </style:style>
    <style:style style:name="P17" style:family="paragraph" style:parent-style-name="Standard">
      <style:text-properties style:font-name="Arial" fo:font-size="12pt"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Heading_20_1">
      <style:paragraph-properties fo:margin-top="0.1665in" fo:margin-bottom="0.0835in" fo:keep-with-next="always"/>
    </style:style>
    <style:style style:name="P20" style:family="paragraph" style:parent-style-name="Heading_20_1">
      <style:paragraph-properties fo:margin-top="0.1665in" fo:margin-bottom="0.0835in" fo:keep-with-next="always"/>
      <style:text-properties fo:font-size="14pt" style:font-size-asian="14pt" style:font-size-complex="14pt"/>
    </style:style>
    <style:style style:name="P21" style:family="paragraph" style:parent-style-name="Heading_20_2">
      <style:paragraph-properties fo:margin-top="0.1665in" fo:margin-bottom="0.0835in" fo:keep-with-next="always"/>
      <style:text-properties fo:font-size="12pt" style:font-size-asian="12pt" style:font-size-complex="12pt"/>
    </style:style>
    <style:style style:name="P22" style:family="paragraph" style:parent-style-name="Text_20_body">
      <style:paragraph-properties fo:text-align="justify" style:justify-single-word="false"/>
    </style:style>
    <style:style style:name="P23" style:family="paragraph" style:parent-style-name="Text_20_body">
      <style:text-properties style:font-name="Arial" fo:font-size="10pt" style:font-size-asian="10pt" style:font-size-complex="10pt"/>
    </style:style>
    <style:style style:name="P24" style:family="paragraph" style:parent-style-name="Text_20_body">
      <style:paragraph-properties fo:text-align="justify" style:justify-single-word="false"/>
      <style:text-properties style:font-name="Arial" fo:font-size="10pt" style:font-size-asian="10pt" style:font-size-complex="10pt"/>
    </style:style>
    <style:style style:name="P25" style:family="paragraph" style:parent-style-name="Table_20_Contents">
      <style:paragraph-properties fo:margin-top="0in" fo:margin-bottom="0.1965in"/>
      <style:text-properties style:font-name="Arial" fo:font-size="12pt" style:font-size-asian="12pt" style:font-size-complex="12pt"/>
    </style:style>
    <style:style style:name="P26" style:family="paragraph" style:parent-style-name="Heading_20_1">
      <style:text-properties fo:font-size="14pt" style:font-size-asian="14pt" style:font-size-complex="14pt"/>
    </style:style>
    <style:style style:name="P27" style:family="paragraph" style:parent-style-name="Heading_20_2">
      <style:text-properties style:font-name="Arial" fo:font-size="12pt" fo:font-style="italic" fo:font-weight="bold" style:font-name-asian="Lucida Sans Unicode" style:font-size-asian="12pt" style:font-style-asian="italic" style:font-weight-asian="bold" style:font-name-complex="Tahoma" style:font-size-complex="12pt" style:font-style-complex="italic" style:font-weight-complex="bold"/>
    </style:style>
    <style:style style:name="P28" style:family="paragraph" style:parent-style-name="Heading_20_2">
      <style:text-properties fo:font-size="12pt" style:font-size-asian="12pt" style:font-size-complex="12pt"/>
    </style:style>
    <style:style style:name="P29" style:family="paragraph" style:parent-style-name="Text_20_body">
      <style:paragraph-properties fo:margin-top="0in" fo:margin-bottom="0.0835in" fo:text-align="justify" style:justify-single-word="false"/>
      <style:text-properties style:font-name="Arial" fo:font-size="10pt" style:font-size-asian="10pt" style:font-size-complex="10pt"/>
    </style:style>
    <style:style style:name="P30" style:family="paragraph" style:parent-style-name="Table_20_Contents">
      <style:paragraph-properties fo:text-align="center" style:justify-single-word="false"/>
      <style:text-properties style:font-name="Arial" fo:font-size="8pt" style:font-size-asian="8pt" style:font-size-complex="8pt"/>
    </style:style>
    <style:style style:name="P31" style:family="paragraph" style:parent-style-name="Table_20_Contents">
      <style:text-properties style:font-name="Arial1" fo:font-size="10pt" fo:font-weight="bold" style:font-name-asian="Lucida Sans Unicode" style:font-size-asian="10pt" style:font-weight-asian="bold" style:font-name-complex="Tahoma" style:font-size-complex="10pt" style:font-weight-complex="bold"/>
    </style:style>
    <style:style style:name="P32" style:family="paragraph" style:parent-style-name="Table_20_Contents">
      <style:text-properties style:font-name="Arial1" fo:font-size="10pt" style:font-size-asian="10pt" style:font-size-complex="10pt"/>
    </style:style>
    <style:style style:name="P33" style:family="paragraph" style:parent-style-name="Frame_20_contents">
      <style:paragraph-properties fo:text-align="justify" style:justify-single-word="false"/>
      <style:text-properties fo:font-size="4pt" style:font-size-asian="4pt" style:font-size-complex="4pt"/>
    </style:style>
    <style:style style:name="P34" style:family="paragraph" style:parent-style-name="Standard">
      <style:paragraph-properties fo:margin-top="0in" fo:margin-bottom="0in"/>
      <style:text-properties style:font-name="Arial" fo:font-size="12pt" style:font-size-asian="12pt" style:font-size-complex="12pt"/>
    </style:style>
    <style:style style:name="P35" style:family="paragraph" style:parent-style-name="Standard" style:list-style-name="L1">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36" style:family="paragraph" style:parent-style-name="Standard" style:list-style-name="L1">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37" style:family="paragraph" style:parent-style-name="Standard" style:list-style-name="L1">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38" style:family="paragraph" style:parent-style-name="Standard" style:list-style-name="L1">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39" style:family="paragraph" style:parent-style-name="Standard" style:list-style-name="L7">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40" style:family="paragraph" style:parent-style-name="Standard" style:list-style-name="L7">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41" style:family="paragraph" style:parent-style-name="Standard" style:list-style-name="L7">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42" style:family="paragraph" style:parent-style-name="Standard" style:list-style-name="L7">
      <style:paragraph-properties fo:text-align="start" style:justify-single-word="false" style:text-autospace="none"/>
      <style:text-properties style:font-name="arial" fo:font-size="10pt" style:font-name-asian="BGACDJ+Arial" style:font-size-asian="10pt" style:font-name-complex="BGACDJ+Arial" style:font-size-complex="10pt"/>
    </style:style>
    <style:style style:name="P43" style:family="paragraph" style:parent-style-name="Standard" style:list-style-name="L2">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4" style:family="paragraph" style:parent-style-name="Standard" style:list-style-name="L3">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5" style:family="paragraph" style:parent-style-name="Standard" style:list-style-name="L3">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6" style:family="paragraph" style:parent-style-name="Standard" style:list-style-name="L5">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7" style:family="paragraph" style:parent-style-name="Standard" style:list-style-name="L5">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8" style:family="paragraph" style:parent-style-name="Standard" style:list-style-name="L8">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49" style:family="paragraph" style:parent-style-name="Standard" style:list-style-name="L9">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50" style:family="paragraph" style:parent-style-name="Standard" style:list-style-name="L9">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51" style:family="paragraph" style:parent-style-name="Standard" style:list-style-name="L11">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52" style:family="paragraph" style:parent-style-name="Standard" style:list-style-name="L11">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name-asian="BGACDJ+Arial" style:font-size-asian="10pt" style:font-name-complex="BGACDJ+Arial" style:font-size-complex="10pt"/>
    </style:style>
    <style:style style:name="P53" style:family="paragraph" style:parent-style-name="Standard" style:list-style-name="L4">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4" style:family="paragraph" style:parent-style-name="Standard" style:list-style-name="L4">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5" style:family="paragraph" style:parent-style-name="Standard" style:list-style-name="L4">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6" style:family="paragraph" style:parent-style-name="Standard" style:list-style-name="L4">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7" style:family="paragraph" style:parent-style-name="Standard" style:list-style-name="L10">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8" style:family="paragraph" style:parent-style-name="Standard" style:list-style-name="L10">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59" style:family="paragraph" style:parent-style-name="Standard" style:list-style-name="L10">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0" style:family="paragraph" style:parent-style-name="Standard" style:list-style-name="L10">
      <style:paragraph-properties fo:margin-left="0in" fo:margin-right="0in" fo:margin-top="0in" fo:margin-bottom="0.0783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1" style:family="paragraph" style:parent-style-name="Standard" style:list-style-name="L6">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2" style:family="paragraph" style:parent-style-name="Standard" style:list-style-name="L6">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3" style:family="paragraph" style:parent-style-name="Standard" style:list-style-name="L6">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4" style:family="paragraph" style:parent-style-name="Standard" style:list-style-name="L6">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5" style:family="paragraph" style:parent-style-name="Standard" style:list-style-name="L6">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6" style:family="paragraph" style:parent-style-name="Standard" style:list-style-name="L12">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7" style:family="paragraph" style:parent-style-name="Standard" style:list-style-name="L12">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8" style:family="paragraph" style:parent-style-name="Standard" style:list-style-name="L12">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69" style:family="paragraph" style:parent-style-name="Standard" style:list-style-name="L12">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70" style:family="paragraph" style:parent-style-name="Standard" style:list-style-name="L12">
      <style:paragraph-properties fo:margin-left="0in" fo:margin-right="0in" fo:margin-top="0in" fo:margin-bottom="0in" fo:text-align="justify" style:justify-single-word="false" fo:text-indent="0in" style:auto-text-indent="false" fo:background-color="transparent" style:shadow="none">
        <style:background-image/>
      </style:paragraph-properties>
      <style:text-properties style:font-name="Arial" fo:font-size="10pt" style:font-size-asian="10pt" style:font-size-complex="10pt"/>
    </style:style>
    <style:style style:name="P71"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72"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73" style:family="paragraph" style:parent-style-name="Table_20_Contents">
      <style:text-properties style:font-name="Arial1" fo:font-size="10pt" style:font-size-asian="10pt" style:font-size-complex="10pt"/>
    </style:style>
    <style:style style:name="P7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75" style:family="paragraph">
      <style:paragraph-properties fo:margin-left="0in" fo:margin-right="0in" fo:margin-top="0in" fo:margin-bottom="0in" fo:line-height="100%" fo:text-align="center" text:enable-numbering="false" fo:text-indent="0in"/>
    </style:style>
    <style:style style:name="P7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77" style:family="paragraph">
      <style:paragraph-properties fo:margin-left="0in" fo:margin-right="0in" fo:margin-top="0in" fo:margin-bottom="0in" fo:line-height="100%" text:enable-numbering="false" fo:text-indent="0in"/>
    </style:style>
    <style:style style:name="P7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style:font-name="Arial" fo:font-weight="bold" style:font-name-asian="Lucida Sans Unicode" style:font-weight-asian="bold" style:font-name-complex="Tahoma" style:font-weight-complex="bold"/>
    </style:style>
    <style:style style:name="T4" style:family="text">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T5" style:family="text">
      <style:text-properties style:font-name="Arial" fo:font-size="10pt" style:font-size-asian="10pt" style:font-size-complex="10pt"/>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font-weight-complex="bold"/>
    </style:style>
    <style:style style:name="T8" style:family="text">
      <style:text-properties fo:font-size="10pt" style:font-size-asian="10pt" style:font-size-complex="10pt"/>
    </style:style>
    <style:style style:name="T9" style:family="text">
      <style:text-properties style:font-name="arial" style:font-name-asian="BGACDJ+Arial" style:font-name-complex="BGACDJ+Arial"/>
    </style:style>
    <style:style style:name="T10" style:family="text">
      <style:text-properties fo:color="#000000"/>
    </style:style>
    <style:style style:name="T11" style:family="text">
      <style:text-properties fo:color="#000000" style:font-name-asian="BGACDJ+Arial" style:font-name-complex="BGACDJ+Arial"/>
    </style:style>
    <style:style style:name="T12" style:family="text">
      <style:text-properties fo:color="#ff0000"/>
    </style:style>
    <style:style style:name="T13" style:family="text">
      <style:text-properties fo:font-style="italic"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size="9.69999980926514pt" fo:font-style="italic" style:font-size-asian="9.69999980926514pt" style:font-style-asian="italic" style:font-size-complex="9.69999980926514pt" style:font-style-complex="italic"/>
    </style:style>
    <style:style style:name="T17" style:family="text">
      <style:text-properties fo:font-size="9.69999980926514pt" style:font-size-asian="9.69999980926514pt" style:font-size-complex="9.69999980926514pt"/>
    </style:style>
    <style:style style:name="T18" style:family="text">
      <style:text-properties style:use-window-font-color="true" style:text-outline="false" style:text-line-through-style="none" style:font-name="Bitstream Vera Sans" fo:font-size="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text-position="super 58%" style:font-name="Bitstream Vera Sans" fo:font-size="7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3" svg:stroke-width="0.0098in" svg:stroke-color="#000000" draw:marker-start="" draw:marker-start-width="0.0929in" draw:marker-start-center="false" draw:marker-end="" draw:marker-end-width="0.0929in" draw:marker-end-center="false" draw:fill="solid" draw:fill-color="#c0c0c0" draw:fill-gradient-name="Gradient_20_8" draw:fill-hatch-name="Hatch_20_2"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 style:family="graphic">
      <style:graphic-properties draw:stroke="solid" draw:stroke-dash="Dash_20_4" svg:stroke-width="0.0098in" svg:stroke-color="#000000" draw:marker-start="" draw:marker-start-width="0.0929in" draw:marker-start-center="false" draw:marker-end="" draw:marker-end-width="0.0929in" draw:marker-end-center="false" draw:fill="solid" draw:fill-color="#c0c0c0" draw:fill-gradient-name="Gradient_20_8" draw:fill-hatch-name="Hatch_20_3"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5" style:family="graphic">
      <style:graphic-properties draw:stroke="solid" draw:stroke-dash="Dash_20_5" svg:stroke-width="0.0098in" svg:stroke-color="#000000" draw:marker-start="" draw:marker-start-width="0.0929in" draw:marker-start-center="false" draw:marker-end="" draw:marker-end-width="0.0929in" draw:marker-end-center="false" draw:fill="solid" draw:fill-color="#c0c0c0" draw:fill-gradient-name="Gradient_20_8" draw:fill-hatch-name="Hatch_20_4"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6" style:family="graphic">
      <style:graphic-properties draw:stroke="solid" draw:stroke-dash="Dash_20_6" svg:stroke-width="0.0098in" svg:stroke-color="#000000" draw:marker-start="" draw:marker-start-width="0.0929in" draw:marker-start-center="false" draw:marker-end="" draw:marker-end-width="0.0929in" draw:marker-end-center="false" draw:fill="solid" draw:fill-color="#c0c0c0" draw:fill-gradient-name="Gradient_20_8" draw:fill-hatch-name="Hatch_20_5"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7" style:family="graphic">
      <style:graphic-properties draw:stroke="solid" draw:stroke-dash="Dash_20_7" svg:stroke-width="0.0098in" svg:stroke-color="#000000" draw:marker-start="" draw:marker-start-width="0.0929in" draw:marker-start-center="false" draw:marker-end="" draw:marker-end-width="0.0929in" draw:marker-end-center="false" draw:fill="solid" draw:fill-color="#c0c0c0" draw:fill-gradient-name="Gradient_20_8" draw:fill-hatch-name="Hatch_20_6"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8" style:family="graphic">
      <style:graphic-properties draw:stroke="solid" draw:stroke-dash="Dash_20_8" svg:stroke-width="0.0098in" svg:stroke-color="#000000" draw:marker-start="" draw:marker-start-width="0.0929in" draw:marker-start-center="false" draw:marker-end="" draw:marker-end-width="0.0929in" draw:marker-end-center="false" draw:fill="solid" draw:fill-color="#c0c0c0" draw:fill-gradient-name="Gradient_20_8" draw:fill-hatch-name="Hatch_20_7"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solid" draw:stroke-dash="Dash_20_9" svg:stroke-width="0.0098in" svg:stroke-color="#000000" draw:marker-start="" draw:marker-start-width="0.0929in" draw:marker-start-center="false" draw:marker-end="Arrow" draw:marker-end-width="0.0547in" draw:marker-end-center="false" draw:fill="solid" draw:fill-color="#c0c0c0" draw:fill-gradient-name="Gradient_20_8" draw:fill-hatch-name="Hatch_20_8" draw:fill-image-name="Bitmape_20_1" draw:fill-image-width="0in" draw:fill-image-height="0in"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0" style:family="graphic">
      <style:graphic-properties draw:stroke="solid" draw:stroke-dash="Dash_20_10" svg:stroke-width="0.0098in" svg:stroke-color="#000000" draw:marker-start="" draw:marker-start-width="0.0929in" draw:marker-start-center="false" draw:marker-end="Arrow" draw:marker-end-width="0.0547in" draw:marker-end-center="false" draw:fill="solid" draw:fill-color="#c0c0c0" draw:fill-gradient-name="Gradient_20_8" draw:fill-hatch-name="Hatch_20_9" draw:fill-image-name="Bitmape_20_1" draw:fill-image-width="0in" draw:fill-image-height="0in"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1" style:family="graphic">
      <style:graphic-properties draw:stroke="solid" draw:stroke-dash="Dash_20_11" svg:stroke-width="0.0098in" svg:stroke-color="#000000" draw:marker-start="" draw:marker-start-width="0.0929in" draw:marker-start-center="false" draw:marker-end="Arrow" draw:marker-end-width="0.0547in" draw:marker-end-center="false" draw:fill="solid" draw:fill-color="#c0c0c0" draw:fill-gradient-name="Gradient_20_8" draw:fill-hatch-name="Hatch_20_10" draw:fill-image-name="Bitmape_20_1" draw:fill-image-width="0in" draw:fill-image-height="0in"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2"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c0c0c0" draw:fill-gradient-name="Gradient_20_8" draw:fill-hatch-name="Hatch_20_11" draw:fill-image-name="Bitmape_20_1" draw:fill-image-width="0in" draw:fill-image-height="0in"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6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953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063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4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26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0098in" svg:stroke-color="#000000" draw:marker-start="Arrow" draw:marker-start-width="0.05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2" style:family="graphic">
      <style:graphic-properties draw:stroke="solid" svg:stroke-width="0.0098in" svg:stroke-color="#000000" draw:marker-start="" draw:marker-start-width="0.1299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3" style:family="graphic">
      <style:graphic-properties draw:stroke="solid" svg:stroke-width="0.0098in" svg:stroke-color="#000000" draw:marker-start="" draw:marker-start-width="0.05in" draw:marker-start-center="false" draw:marker-end="Arrow" draw:marker-end-width="0.05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02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dash" draw:stroke-dash="Ultrafine_20_2_20_Dots_20_3_20_Dashes" svg:stroke-width="0.0098in" svg:stroke-color="#000000" draw:marker-start="" draw:marker-start-width="0.1299in" draw:marker-start-center="false" draw:marker-end="Arrow" draw:marker-end-width="0.05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1" text:outline-level="1">Introduction</text:h>
        <text:p text:style-name="P6">CSL Memory Map is used to associate memory addresses with state element objects which name specified in CSL or with symbolic names. </text:p>
        <text:h text:style-name="Heading_20_1" text:outline-level="1">Description</text:h>
        <text:p text:style-name="P10">The CSL memory map specification is used to describe map of the memory. </text:p>
        <text:p text:style-name="P10">Because a memory map is very important for the big projects and not only, CSL language permits user to creates its map of the memory.</text:p>
        <text:p text:style-name="P7">Designers on chip design projects specify memory maps which are used by the following groups within the chip design team:</text:p>
        <text:list text:style-name="L1">
          <text:list-item>
            <text:p text:style-name="P35">RTL team;</text:p>
          </text:list-item>
          <text:list-item>
            <text:p text:style-name="P35">C++ chip simulator team;</text:p>
          </text:list-item>
          <text:list-item>
            <text:p text:style-name="P35">test team;</text:p>
          </text:list-item>
          <text:list-item>
            <text:p text:style-name="P35">software driver team.</text:p>
          </text:list-item>
        </text:list>
        <text:p text:style-name="P9"><text:span text:style-name="T8">Members of each team must have the correct address specification implemented in their code at all times. Using one source to generate the RTL and C++ constants and functions associated with the memory map</text:span> <text:span text:style-name="T8">ensures that all team members are using the same address constants at all times.</text:span></text:p>
        <text:p text:style-name="P12"/>
        <text:h text:style-name="Heading_20_1" text:outline-level="1">Features</text:h>
        <text:p text:style-name="P7">With CSL Memory Map the user can create three memory map types: </text:p>
        <text:list text:style-name="L2">
          <text:list-item>
            <text:p text:style-name="P43">flat, as a normal memory map,</text:p>
          </text:list-item>
        </text:list>
        <text:list text:style-name="L3">
          <text:list-item>
            <text:p text:style-name="P44">virtual, with global address and local address (can include one ore more flat maps at the address specified as base address),</text:p>
          </text:list-item>
          <text:list-item>
            <text:p text:style-name="P44">hierarchical, for different units.</text:p>
          </text:list-item>
        </text:list>
        <text:p text:style-name="P7">There are two modes for calculate global address for the virtual memory map.</text:p>
        <text:p text:style-name="P7">The hierarchical memory maps are automatically structured, the user can call very easy any unit.</text:p>
        <text:p text:style-name="P7">The virtual map will auto calculate the global address (based on the base address or by shifting the address)</text:p>
        <text:p text:style-name="P7">By declaring a memory map as global if there are many users (developers) and each one has a local memory map, they can add their local memory map to the global memory map without any conflict.</text:p>
        <text:h text:style-name="P19" text:outline-level="1"><text:span text:style-name="T4">Architecture</text:span> Diagram</text:h>
        <text:p text:style-name="Text_20_body"><draw:g text:anchor-type="paragraph" draw:z-index="8" draw:style-name="gr1"><draw:g draw:style-name="gr2"><draw:rect draw:style-name="gr3" draw:text-style-name="P74" svg:width="2.6098in" svg:height="1.124in" svg:x="0.3339in" svg:y="0.0839in"><text:p/></draw:rect><draw:rect draw:style-name="gr4" draw:text-style-name="P76" svg:width="2.3114in" svg:height="0.185in" svg:x="0.4803in" svg:y="0.1346in"><text:p text:style-name="P75"><text:span text:style-name="T18">CSL memory map specification file</text:span></text:p></draw:rect><draw:ellipse draw:style-name="gr5" draw:text-style-name="P76" svg:width="0.3878in" svg:height="0.1717in" svg:x="1.4004in" svg:y="0.4709in"><text:p text:style-name="P75"><text:span text:style-name="T18">cslc</text:span></text:p></draw:ellipse><draw:rect draw:style-name="gr6" draw:text-style-name="P76" svg:width="0.3803in" svg:height="0.3307in" svg:x="0.4547in" svg:y="0.8283in"><text:p text:style-name="P75"><text:span text:style-name="T18">C++ </text:span></text:p><text:p text:style-name="P75"><text:span text:style-name="T18">code</text:span></text:p></draw:rect><draw:rect draw:style-name="gr7" draw:text-style-name="P76" svg:width="0.4669in" svg:height="0.3307in" svg:x="1.3831in" svg:y="0.8283in"><text:p text:style-name="P75"><text:span text:style-name="T18">Verilog</text:span></text:p><text:p text:style-name="P75"><text:span text:style-name="T18">code</text:span></text:p></draw:rect><draw:rect draw:style-name="gr8" draw:text-style-name="P76" svg:width="0.4685in" svg:height="0.3295in" svg:x="2.3567in" svg:y="0.8295in"><text:p text:style-name="P75"><text:span text:style-name="T18">specs</text:span></text:p></draw:rect><draw:line draw:style-name="gr9" draw:text-style-name="P74" svg:x1="1.4102in" svg:y1="0.5756in" svg:x2="0.7646in" svg:y2="0.8075in"><text:p/></draw:line><draw:line draw:style-name="gr10" draw:text-style-name="P74" svg:x1="1.7909in" svg:y1="0.5882in" svg:x2="2.4161in" svg:y2="0.8071in"><text:p/></draw:line><draw:line draw:style-name="gr11" draw:text-style-name="P74" svg:x1="1.6008in" svg:y1="0.639in" svg:x2="1.6008in" svg:y2="0.8071in"><text:p/></draw:line></draw:g><draw:line draw:style-name="gr12" draw:text-style-name="P74" svg:x1="1.5984in" svg:y1="0.3193in" svg:x2="1.5984in" svg:y2="0.4646in"><text:p/></draw:line></draw:g></text:p>
        <text:h text:style-name="Heading_20_1" text:outline-level="1">Benefits</text:h>
        <text:p text:style-name="P7">Application code which refers to variable names is much clearer and much less sensitive to changes than code containing hard-coded numbers.</text:p>
        <text:p text:style-name="P10">With the CSL Memory Map the user can:</text:p>
        <text:list text:style-name="L4">
          <text:list-item>
            <text:p text:style-name="P53">create one or more different memory maps for the same memory structure,</text:p>
          </text:list-item>
          <text:list-item>
            <text:p text:style-name="P53">include one or more memory maps into another memory map, </text:p>
          </text:list-item>
          <text:list-item>
            <text:p text:style-name="P53">define different access rights, or invalid ranges of addresses.</text:p>
          </text:list-item>
          <text:list-item>
            <text:p text:style-name="P53">generate Verilog code, C++ code, and specifications (pdf or doc). </text:p>
          </text:list-item>
        </text:list>
        <text:p text:style-name="P10">The user can create memory maps much easier and much structured way.</text:p>
        <text:p text:style-name="P10">The virtual memory map has two <text:span text:style-name="T9">modes for calculate global address: </text:span></text:p>
        <text:list text:style-name="L5">
          <text:list-item>
            <text:p text:style-name="P46">with base address</text:p>
          </text:list-item>
          <text:list-item>
            <text:p text:style-name="P46">with page number in address</text:p>
          </text:list-item>
        </text:list>
        <text:p text:style-name="P10">CSL Memory Map supports auto increment; the address is automatically incremented and the current element is added to the current address. The reserved address ranges are skipped.</text:p>
        <text:h text:style-name="P19" text:outline-level="1"><text:span text:style-name="T4">Dependencies</text:span> </text:h>
        <text:p text:style-name="P10">Any kind of memory element can be mapped into a memory map. The following memory elements must be available in order to be mapped: registers, register files, separate flip-flops, <text:s/>FIFOs, SRAMs. </text:p>
        <text:h text:style-name="Heading_20_1" text:outline-level="1">Supported formats</text:h>
        <text:p text:style-name="P22">The memory map supports the following input/output formats.</text:p>
        <text:h text:style-name="Heading_20_2" text:outline-level="2">Input:</text:h>
        <text:p text:style-name="P23">CSL, Verilog, VHDL</text:p>
        <text:h text:style-name="Heading_20_2" text:outline-level="2">Output Generators Provided:</text:h>
        <text:p text:style-name="P16">CSL, Verilog, VHDL, C/C++, HTML, PDF</text:p>
        <text:p text:style-name="P17"/>
        <text:p text:style-name="P25">To find out how CSL Memory Map can make your chip design more efficient; contact Fastpathlogic Sales today.</text:p>
        <text:p text:style-name="P25"/>
        <text:h text:style-name="P26" text:outline-level="1">Introduction</text:h>
        <text:p text:style-name="P6">CSL Memory Map is a design tool that increase team productivity when facing complexity related to design phases that require mapping to system memory of hardware components developed by different internal or external groups.</text:p>
        <text:p text:style-name="P6">Using the CSL Memory Map tool the user can easily map different memory elements available in design <text:s/>modules and create a unified map of <text:span text:style-name="T10">the entire design.</text:span><text:span text:style-name="T12"> </text:span><text:span text:style-name="T11">Application code which refers to variable names is much clearer and much less sensitive to changes than code containing hard-coded numbers.</text:span></text:p>
        <text:h text:style-name="P26" text:outline-level="1">Description</text:h>
        <text:p text:style-name="P10">Memory maps are important parts of all actual complex designs. Their use is multi fold and spread over the entire cycle of a SoC design. Different aspects of design that make use of memory maps include:</text:p>
        <text:list text:style-name="L6">
          <text:list-item>
            <text:p text:style-name="P61">development of system architecture;</text:p>
          </text:list-item>
          <text:list-item>
            <text:p text:style-name="P61">logic design;</text:p>
          </text:list-item>
          <text:list-item>
            <text:p text:style-name="P61">software development;</text:p>
          </text:list-item>
          <text:list-item>
            <text:p text:style-name="P61">design validation by verification and test; </text:p>
          </text:list-item>
          <text:list-item>
            <text:p text:style-name="P61">generation of documentation.</text:p>
          </text:list-item>
        </text:list>
        <text:p text:style-name="P10">During the design process several groups within a SoC design team have to specify, use and modify the memory maps: system architecture team, RTL team, software team and test team.</text:p>
        <text:p text:style-name="P10">Every design refinement or iteration implies modification of design specification which usually also affects in some degree the initial memory map <text:span text:style-name="T10">specification. </text:span></text:p>
        <text:p text:style-name="P8">The use of CSL Memory Map guaranties that the members of all teams have the correct address specification implemented in their code at all times.</text:p>
        <text:p text:style-name="P13">CSL Memory Map provides one source to generate all needed outputs including RTL and C++ constants (defines or header files), functions that manipulate associated <text:s/>memory map objects (optional) and documentation in different formats like text, HTML or <text:s/>PDF. </text:p>
        <text:p text:style-name="P7">CSL Memory Map is based on the same language concepts and uses the same syntax as all tools in the CSL package.</text:p>
        <text:h text:style-name="P26" text:outline-level="1">Concepts</text:h>
        <text:p text:style-name="P24">In the specification of the design memory map the designer can use different CSL objects like fields, registers, memory map pages, memory map.</text:p>
        <text:p text:style-name="P24">Different memory map types can be used in order to address various levels of complexity.</text:p>
        <text:p text:style-name="P24">Flat memory maps are </text:p>
        <text:p text:style-name="P24">In more complex designs that imply several processing modules, each one having its own memory units, the designer can reduce complexity by one order of magnitude by using hierarchical memory maps.</text:p>
        <text:p text:style-name="P24">Using CSL Memory Map designers can also make specifications for systems that use virtual memory mechanisms. <text:s/>Virtual pages can be specified using page number and address or with base address.</text:p>
        <text:p text:style-name="P24">Specification of hierarchical memory maps can be done using top -down or bottom up methodologies.</text:p>
        <text:p text:style-name="P24">In the top-down methodology the designer starts from the general overview of the SoC memory and after that continues with the description refinement by specifying smaller memory blocks that need to be mapped into the memory space.</text:p>
        <text:p text:style-name="P24">The bottom-up methodology starts by defining smaller memory map blocks which are then assembled in bigger memory maps until all memory elements are mapped into the memory space.</text:p>
        <text:p text:style-name="P24">Specification of memory map objects within the memory address space can be done in two ways allowing a big amount of flexibility through intuitive <text:s/>set of commands. By using commands like <text:span text:style-name="T13">set_lower_address</text:span> or <text:span text:style-name="T13">set_upper_address </text:span>the absolute addresses for the position of a memory element <text:s/>is specified.</text:p>
        <text:p text:style-name="P24">Relative position can be specified using commands like <text:span text:style-name="T13">next</text:span>, <text:span text:style-name="T13">previous</text:span>, <text:span text:style-name="T13">first</text:span>, <text:span text:style-name="T13">last</text:span> and explicit or implicit increment mechanisms.</text:p>
        <text:h text:style-name="P26" text:outline-level="1">Use of Memory Map</text:h>
        <text:h text:style-name="P27" text:outline-level="2">Development of system architecture</text:h>
        <text:p text:style-name="P29">Developing system architecture implies partitioning the design in subsystems that can be implemented either by hardware or software. Functionality of system components and interrelationship between the two worlds can not be imagined without using memory elements that need to be mapped into the system memory address space.</text:p>
        <text:h text:style-name="P28" text:outline-level="2">Logic design</text:h>
        <text:p text:style-name="P24">During logic design memory maps are involved in the specification of hardware elements associated to memory maps (flip-flops, registers, memory cells, register files, FIFOs). <text:s/>Memory maps define the specification of interconnection between memory map elements and other design modules are used to generate the access and control logic for memory map elements. Based on interconnect and memory map specification, the compiler generates address, data and control lines (set, reset, enable), clock lines and even access protocols.</text:p>
        <text:p text:style-name="P14">Consistency that must be preserved between different stages of logic design is assured by CSL Memory Map specification.</text:p>
        <text:h text:style-name="P21" text:outline-level="2">Software development</text:h>
        <text:p text:style-name="P29">Complex system systems that include large number of functional and configuration registers must have user friendly ways to access registers, variable length fields and individual register flags.</text:p>
        <text:p text:style-name="P29">CSL Memory Map can generate necessary header files to be used by software team in order to develop device drivers or by users to build specific applications. </text:p>
        <text:h text:style-name="P28" text:outline-level="2">Design validation by verification and test</text:h>
        <text:p text:style-name="P24">Verification and test are important parts of the designing process and take a big part of the time allocated to system development. </text:p>
        <text:p text:style-name="P22"><text:span text:style-name="T5">CSL Memory Map offers an important help in</text:span> <text:span text:style-name="T5">developing tests benches and verification set-ups . The two operations can be speed up by taking advantage of the hierarchical structure of the CSL Memory Map. Design can be tested at different hierarchical levels resulting in the increasing of fault detection speed and a better localization of defective modules.</text:span></text:p>
        <text:h text:style-name="P28" text:outline-level="2">Documentation generation</text:h>
        <text:p text:style-name="P23">Different design groups have different perspectives on the design modules and their mapping to the system memory. A good correlation between the groups is not possible without a good documentation of all modules.</text:p>
        <text:p text:style-name="P23">CSL Memory Map can generate documentation for all perspectives an in all different formats that are standard today.</text:p>
        <text:h text:style-name="P26" text:outline-level="1">Benefits</text:h>
        <text:p text:style-name="P10">With the CSL memory map the designer can create one or more different memory views for the same memory structure. </text:p>
        <text:p text:style-name="P10">include one or more memory maps into another memory map creating a hierarchy that can mirror the design hierarchy, </text:p>
        <text:p text:style-name="P10">Defining different access rights, visibility, or invalid ranges for memory addresses, the compiler can generate memory map output files for specific users (hardware team, software team, end users).</text:p>
        <text:p text:style-name="P10">Memory map specification can generate outputs in different format like design files containing Verilog code or C++ code, and documentation files <text:s/>in formats like pdf, html or doc. </text:p>
        <text:h text:style-name="P20" text:outline-level="1"><text:span text:style-name="T3">Dependencies</text:span> </text:h>
        <text:p text:style-name="P10">Any kind of memory element available in CSL language can be mapped into a memory map. The following memory elements must be available in the design library in order to be mapped: registers, register files, separate flip-flops, <text:s/>FIFOs, SRAMs. </text:p>
        <text:h text:style-name="P26" text:outline-level="1">Supported formats</text:h>
        <text:p text:style-name="P10">The memory map supports as input formats <text:span text:style-name="T14">CSL and HDL ( Verilog, VHDL) and as output formats </text:span>C<text:span text:style-name="T14">SL, Verilog, VHDL, C/C++, HTML, PDF.</text:span></text:p>
        <text:p text:style-name="P11"/>
        <text:h text:style-name="Heading_20_1" text:outline-level="1">Introduction</text:h>
        <text:p text:style-name="P6">CSL Memory Map is used to associate memory addresses with state element objects which name specified in CSL or with symbolic names. </text:p>
        <text:h text:style-name="Heading_20_1" text:outline-level="1">Description</text:h>
        <text:p text:style-name="P10">The CSL memory map specification is used to describe map of the memory. </text:p>
        <text:p text:style-name="P10">Because a memory map is very important for the big projects and not only, CSL language permits user to creates its map of the memory.</text:p>
        <text:p text:style-name="P7">Designers on chip design projects specify memory maps which are used by the following groups within the chip design team:</text:p>
        <text:list text:style-name="L7">
          <text:list-item>
            <text:p text:style-name="P39">RTL team;</text:p>
          </text:list-item>
          <text:list-item>
            <text:p text:style-name="P39">C++ chip simulator team;</text:p>
          </text:list-item>
          <text:list-item>
            <text:p text:style-name="P39">test team;</text:p>
          </text:list-item>
          <text:list-item>
            <text:p text:style-name="P39">software driver team.</text:p>
          </text:list-item>
        </text:list>
        <text:p text:style-name="P9"><text:span text:style-name="T8">Members of each team must have the correct address specification implemented in their code at all times. Using one source to generate the RTL and C++ constants and functions associated with the memory map</text:span> <text:span text:style-name="T8">ensures that all team members are using the same address constants at all times.</text:span></text:p>
        <text:p text:style-name="P12"/>
        <text:h text:style-name="Heading_20_1" text:outline-level="1">Features</text:h>
        <text:p text:style-name="P7">With CSL Memory Map the user can create three memory map types: </text:p>
        <text:list text:style-name="L8">
          <text:list-item>
            <text:p text:style-name="P48">flat, as a normal memory map,</text:p>
          </text:list-item>
        </text:list>
        <text:list text:style-name="L9">
          <text:list-item>
            <text:p text:style-name="P49">virtual, with global address and local address (can include one ore more flat maps at the address specified as base address),</text:p>
          </text:list-item>
          <text:list-item>
            <text:p text:style-name="P49">hierarchical, for different units.</text:p>
          </text:list-item>
        </text:list>
        <text:p text:style-name="P7">There are two modes for calculate global address for the virtual memory map.</text:p>
        <text:p text:style-name="P7">The hierarchical memory maps are automatically structured, the user can call very easy any unit.</text:p>
        <text:p text:style-name="P7">The virtual map will auto calculate the global address (based on the base address or by shifting the address)</text:p>
        <text:p text:style-name="P7">By declaring a memory map as global if there are many users (developers) and each one has a local memory map, they can add their local memory map to the global memory map without any conflict.</text:p>
        <text:h text:style-name="P19" text:outline-level="1"><text:span text:style-name="T4">Architecture</text:span> Diagram</text:h>
        <text:p text:style-name="Text_20_body"><draw:g text:anchor-type="paragraph" draw:z-index="10" draw:style-name="gr1"><draw:g draw:style-name="gr2"><draw:rect draw:style-name="gr3" draw:text-style-name="P74" svg:width="2.6098in" svg:height="1.124in" svg:x="0.3339in" svg:y="0.0839in"><text:p/></draw:rect><draw:rect draw:style-name="gr4" draw:text-style-name="P76" svg:width="2.3114in" svg:height="0.185in" svg:x="0.4803in" svg:y="0.1346in"><text:p text:style-name="P75"><text:span text:style-name="T18">CSL memory map specification file</text:span></text:p></draw:rect><draw:ellipse draw:style-name="gr5" draw:text-style-name="P76" svg:width="0.3878in" svg:height="0.1717in" svg:x="1.4004in" svg:y="0.4709in"><text:p text:style-name="P75"><text:span text:style-name="T18">cslc</text:span></text:p></draw:ellipse><draw:rect draw:style-name="gr6" draw:text-style-name="P76" svg:width="0.3803in" svg:height="0.3307in" svg:x="0.4547in" svg:y="0.8283in"><text:p text:style-name="P75"><text:span text:style-name="T18">C++ </text:span></text:p><text:p text:style-name="P75"><text:span text:style-name="T18">code</text:span></text:p></draw:rect><draw:rect draw:style-name="gr7" draw:text-style-name="P76" svg:width="0.4669in" svg:height="0.3307in" svg:x="1.3831in" svg:y="0.8283in"><text:p text:style-name="P75"><text:span text:style-name="T18">Verilog</text:span></text:p><text:p text:style-name="P75"><text:span text:style-name="T18">code</text:span></text:p></draw:rect><draw:rect draw:style-name="gr8" draw:text-style-name="P76" svg:width="0.4685in" svg:height="0.3295in" svg:x="2.3567in" svg:y="0.8295in"><text:p text:style-name="P75"><text:span text:style-name="T18">specs</text:span></text:p></draw:rect><draw:line draw:style-name="gr9" draw:text-style-name="P74" svg:x1="1.4102in" svg:y1="0.5756in" svg:x2="0.7646in" svg:y2="0.8075in"><text:p/></draw:line><draw:line draw:style-name="gr10" draw:text-style-name="P74" svg:x1="1.7909in" svg:y1="0.5882in" svg:x2="2.4161in" svg:y2="0.8071in"><text:p/></draw:line><draw:line draw:style-name="gr11" draw:text-style-name="P74" svg:x1="1.6008in" svg:y1="0.639in" svg:x2="1.6008in" svg:y2="0.8071in"><text:p/></draw:line></draw:g><draw:line draw:style-name="gr12" draw:text-style-name="P74" svg:x1="1.5984in" svg:y1="0.3193in" svg:x2="1.5984in" svg:y2="0.4646in"><text:p/></draw:line></draw:g></text:p>
        <text:h text:style-name="Heading_20_1" text:outline-level="1">Benefits</text:h>
        <text:p text:style-name="P7">Application code which refers to variable names is much clearer and much less sensitive to changes than code containing hard-coded numbers.</text:p>
        <text:p text:style-name="P10">With the CSL Memory Map the user can:</text:p>
        <text:list text:style-name="L10">
          <text:list-item>
            <text:p text:style-name="P57">create one or more different memory maps for the same memory structure,</text:p>
          </text:list-item>
          <text:list-item>
            <text:p text:style-name="P57">include one or more memory maps into another memory map, </text:p>
          </text:list-item>
          <text:list-item>
            <text:p text:style-name="P57">define different access rights, or invalid ranges of addresses.</text:p>
          </text:list-item>
          <text:list-item>
            <text:p text:style-name="P57">generate Verilog code, C++ code, and specifications (pdf or doc). </text:p>
          </text:list-item>
        </text:list>
        <text:p text:style-name="P10">The user can create memory maps much easier and much structured way.</text:p>
        <text:p text:style-name="P10">The virtual memory map has two <text:span text:style-name="T9">modes for calculate global address: </text:span></text:p>
        <text:list text:style-name="L11">
          <text:list-item>
            <text:p text:style-name="P51">with base address</text:p>
          </text:list-item>
          <text:list-item>
            <text:p text:style-name="P51">with page number in address</text:p>
          </text:list-item>
        </text:list>
        <text:p text:style-name="P10">CSL Memory Map supports auto increment; the address is automatically incremented and the current element is added to the current address. The reserved address ranges are skipped.</text:p>
        <text:h text:style-name="P19" text:outline-level="1"><text:span text:style-name="T4">Dependencies</text:span> </text:h>
        <text:p text:style-name="P10">Any kind of memory element can be mapped into a memory map. The following memory elements must be available in order to be mapped: registers, register files, separate flip-flops, <text:s/>FIFOs, SRAMs. </text:p>
        <text:h text:style-name="Heading_20_1" text:outline-level="1">Supported formats</text:h>
        <text:p text:style-name="P22">The memory map supports the following input/output formats.</text:p>
        <text:h text:style-name="Heading_20_2" text:outline-level="2">Input:</text:h>
        <text:p text:style-name="P23">CSL, Verilog, VHDL</text:p>
        <text:h text:style-name="Heading_20_2" text:outline-level="2">Output Generators Provided:</text:h>
        <text:p text:style-name="P16">CSL, Verilog, VHDL, C/C++, HTML, PDF</text:p>
        <text:p text:style-name="P17"/>
        <text:p text:style-name="P25">To find out how CSL Memory Map can make your chip design more efficient; contact Fastpathlogic Sales today.</text:p>
        <text:p text:style-name="P25"/>
        <text:h text:style-name="P26" text:outline-level="1">Introduction</text:h>
        <text:p text:style-name="P6">CSL Memory Map is a design tool that increase team productivity when facing complexity related to design phases that require mapping to system memory of hardware components developed by different internal or external groups.</text:p>
        <text:p text:style-name="P6">Using the CSL Memory Map tool the user can easily map different memory elements available in design <text:s/>modules and create a unified map of <text:span text:style-name="T10">the entire design.</text:span><text:span text:style-name="T12"> </text:span><text:span text:style-name="T11">Application code which refers to variable names is much clearer and much less sensitive to changes than code containing hard-coded numbers.</text:span></text:p>
        <text:h text:style-name="P26" text:outline-level="1">Description</text:h>
        <text:p text:style-name="P10">Memory maps are important parts of all actual complex designs. Their use is multi fold and spread over the entire cycle of a SoC design. Different aspects of design that make use of memory maps include:</text:p>
        <text:list text:style-name="L12">
          <text:list-item>
            <text:p text:style-name="P66">development of system architecture;</text:p>
          </text:list-item>
          <text:list-item>
            <text:p text:style-name="P66">logic design;</text:p>
          </text:list-item>
          <text:list-item>
            <text:p text:style-name="P66">software development;</text:p>
          </text:list-item>
          <text:list-item>
            <text:p text:style-name="P66">design validation by verification and test; </text:p>
          </text:list-item>
          <text:list-item>
            <text:p text:style-name="P66">generation of documentation.</text:p>
          </text:list-item>
        </text:list>
        <text:p text:style-name="P10">During the design process several groups within a SoC design team have to specify, use and modify the memory maps: system architecture team, RTL team, software team and test team.</text:p>
        <text:p text:style-name="P10">Every design refinement or iteration implies modification of design specification which usually also affects in some degree the initial memory map <text:span text:style-name="T10">specification. </text:span></text:p>
        <text:p text:style-name="P8">The use of CSL Memory Map guaranties that the members of all teams have the correct address specification implemented in their code at all times.</text:p>
        <text:p text:style-name="P13">CSL Memory Map provides one source to generate all needed outputs including RTL and C++ constants (defines or header files), functions that manipulate associated <text:s/>memory map objects (optional) and documentation in different formats like text, HTML or <text:s/>PDF. </text:p>
        <text:p text:style-name="P7">CSL Memory Map is based on the same language concepts and uses the same syntax as all tools in the CSL package.</text:p>
        <text:h text:style-name="P26" text:outline-level="1">Concepts</text:h>
        <text:p text:style-name="P24">In the specification of the design memory map the designer can use different CSL objects like fields, registers, memory map pages, memory map.</text:p>
        <text:p text:style-name="P24">Different memory map types can be used in order to address various levels of complexity.</text:p>
        <text:p text:style-name="P24">Flat memory maps are </text:p>
        <text:p text:style-name="P24">In more complex designs that imply several processing modules, each one having its own memory units, the designer can reduce complexity by one order of magnitude by using hierarchical memory maps.</text:p>
        <text:p text:style-name="P24">Using CSL Memory Map designers can also make specifications for systems that use virtual memory mechanisms. <text:s/>Virtual pages can be specified using page number and address or with base address.</text:p>
        <text:p text:style-name="P24">Specification of hierarchical memory maps can be done using top -down or bottom up methodologies.</text:p>
        <text:p text:style-name="P24">In the top-down methodology the designer starts from the general overview of the SoC memory and after that continues with the description refinement by specifying smaller memory blocks that need to be mapped into the memory space.</text:p>
        <text:p text:style-name="P24">The bottom-up methodology starts by defining smaller memory map blocks which are then assembled in bigger memory maps until all memory elements are mapped into the memory space.</text:p>
        <text:p text:style-name="P24">Specification of memory map objects within the memory address space can be done in two ways allowing a big amount of flexibility through intuitive <text:s/>set of commands. By using commands like <text:span text:style-name="T13">set_lower_address</text:span> or <text:span text:style-name="T13">set_upper_address </text:span>the absolute addresses for the position of a memory element <text:s/>is specified.</text:p>
        <text:p text:style-name="P24">Relative position can be specified using commands like <text:span text:style-name="T13">next</text:span>, <text:span text:style-name="T13">previous</text:span>, <text:span text:style-name="T13">first</text:span>, <text:span text:style-name="T13">last</text:span> and explicit or implicit increment mechanisms.</text:p>
        <text:h text:style-name="P26" text:outline-level="1">Use of Memory Map</text:h>
        <text:h text:style-name="P27" text:outline-level="2">Development of system architecture</text:h>
        <text:p text:style-name="P29">Developing system architecture implies partitioning the design in subsystems that can be implemented either by hardware or software. Functionality of system components and interrelationship between the two worlds can not be imagined without using memory elements that need to be mapped into the system memory address space.</text:p>
        <text:h text:style-name="P28" text:outline-level="2">Logic design</text:h>
        <text:p text:style-name="P24">During logic design memory maps are involved in the specification of hardware elements associated to memory maps (flip-flops, registers, memory cells, register files, FIFOs). <text:s/>Memory maps define the specification of interconnection between memory map elements and other design modules are used to generate the access and control logic for memory map elements. Based on interconnect and memory map specification, the compiler generates address, data and control lines (set, reset, enable), clock lines and even access protocols.</text:p>
        <text:p text:style-name="P14">Consistency that must be preserved between different stages of logic design is assured by CSL Memory Map specification.</text:p>
        <text:h text:style-name="P21" text:outline-level="2">Software development</text:h>
        <text:p text:style-name="P29">Complex system systems that include large number of functional and configuration registers must have user friendly ways to access registers, variable length fields and individual register flags.</text:p>
        <text:p text:style-name="P29">CSL Memory Map can generate necessary header files to be used by software team in order to develop device drivers or by users to build specific applications. </text:p>
        <text:h text:style-name="P28" text:outline-level="2">Design validation by verification and test</text:h>
        <text:p text:style-name="P24">Verification and test are important parts of the designing process and take a big part of the time allocated to system development. </text:p>
        <text:p text:style-name="P22"><text:span text:style-name="T5">CSL Memory Map offers an important help in</text:span> <text:span text:style-name="T5">developing tests benches and verification set-ups . The two operations can be speed up by taking advantage of the hierarchical structure of the CSL Memory Map. Design can be tested at different hierarchical levels resulting in the increasing of fault detection speed and a better localization of defective modules.</text:span></text:p>
        <text:h text:style-name="P28" text:outline-level="2">Documentation generation</text:h>
        <text:p text:style-name="P23">Different design groups have different perspectives on the design modules and their mapping to the system memory. A good correlation between the groups is not possible without a good documentation of all modules.</text:p>
        <text:p text:style-name="P23">CSL Memory Map can generate documentation for all perspectives an in all different formats that are standard today.</text:p>
        <text:h text:style-name="P26" text:outline-level="1">Benefits</text:h>
        <text:p text:style-name="P10">With the CSL memory map the designer can create one or more different memory views for the same memory structure. </text:p>
        <text:p text:style-name="P10">include one or more memory maps into another memory map creating a hierarchy that can mirror the design hierarchy, </text:p>
        <text:p text:style-name="P10">Defining different access rights, visibility, or invalid ranges for memory addresses, the compiler can generate memory map output files for specific users (hardware team, software team, end users).</text:p>
        <text:p text:style-name="P10"><draw:frame draw:style-name="fr1" draw:name="Frame3" text:anchor-type="paragraph" svg:x="0.002in" svg:y="0.1189in" svg:width="6.6783in" draw:z-index="11"><draw:text-box fo:min-height="3.3882in"><table:table table:name="Table3" table:style-name="Table3"><table:table-column table:style-name="Table3.A"/><table:table-row><table:table-cell table:style-name="Table3.A1" office:value-type="string"><text:p text:style-name="P18"><draw:g text:anchor-type="as-char" draw:z-index="12" draw:style-name="gr13"><draw:frame draw:style-name="gr14" draw:text-style-name="P78" svg:width="0.4807in" svg:height="0.2142in" svg:x="1.8465in" svg:y="2.2756in"><draw:text-box><text:p text:style-name="P77"><text:span text:style-name="T19">UART</text:span></text:p></draw:text-box></draw:frame><draw:frame draw:style-name="gr15" draw:text-style-name="P78" svg:width="0.4579in" svg:height="0.2142in" svg:x="4.378in" svg:y="1.4244in"><draw:text-box><text:p text:style-name="P77"><text:span text:style-name="T19">DMA</text:span></text:p></draw:text-box></draw:frame><draw:frame draw:style-name="gr16" draw:text-style-name="P78" svg:width="0.3567in" svg:height="0.215in" svg:x="2.6161in" svg:y="2.2681in"><draw:text-box><text:p text:style-name="P77"><text:span text:style-name="T19">I</text:span><text:span text:style-name="T20">2</text:span><text:span text:style-name="T19">C</text:span></text:p></draw:text-box></draw:frame><draw:frame draw:style-name="gr17" draw:text-style-name="P78" svg:width="0.6717in" svg:height="0.3287in" svg:x="5.1799in" svg:y="0.3217in"><draw:text-box><text:p text:style-name="P77"><text:span text:style-name="T19">Memory</text:span></text:p><text:p text:style-name="P77"><text:span text:style-name="T19"><text:s text:c="3"/></text:span><text:span text:style-name="T19">map</text:span></text:p></draw:text-box></draw:frame><draw:frame draw:style-name="gr18" draw:text-style-name="P78" svg:width="0.5039in" svg:height="0.2142in" svg:x="1.1484in" svg:y="2.2563in"><draw:text-box><text:p text:style-name="P77"><text:span text:style-name="T19">GPI0</text:span></text:p></draw:text-box></draw:frame><draw:frame draw:style-name="gr17" draw:text-style-name="P78" svg:width="0.4213in" svg:height="0.3287in" svg:x="0.4508in" svg:y="2.2098in"><draw:text-box><text:p text:style-name="P77"><text:span text:style-name="T19">Eth</text:span></text:p><text:p text:style-name="P77"><text:span text:style-name="T19">MAC</text:span></text:p></draw:text-box></draw:frame><draw:custom-shape draw:style-name="gr19" draw:text-style-name="P74" svg:width="0.3496in" svg:height="0.3024in" svg:x="0.1673in" svg:y="0.2173in"><text:p/><draw:enhanced-geometry svg:viewBox="0 0 21600 21600" draw:type="rectangle" draw:enhanced-path="M 0 0 L 21600 0 21600 21600 0 21600 0 0 Z N"/></draw:custom-shape><draw:frame draw:style-name="gr17" draw:text-style-name="P78" svg:width="0.3551in" svg:height="0.2835in" svg:x="0.189in" svg:y="0.2717in"><draw:text-box><text:p text:style-name="P77"><text:span text:style-name="T19">IM</text:span></text:p></draw:text-box></draw:frame><draw:frame draw:style-name="gr17" draw:text-style-name="P78" svg:width="0.4469in" svg:height="0.2835in" svg:x="0.7382in" svg:y="0.2717in"><draw:text-box><text:p text:style-name="P77"><text:span text:style-name="T19">DM</text:span></text:p></draw:text-box></draw:frame><draw:custom-shape draw:style-name="gr19" draw:text-style-name="P74" svg:width="0.274in" svg:height="0.174in" svg:x="0.3516in" svg:y="1.0602in"><text:p/><draw:enhanced-geometry svg:viewBox="0 0 21600 21600" draw:mirror-horizontal="false" draw:mirror-vertical="false" draw:type="rectangle" draw:enhanced-path="M 0 0 L 21600 0 21600 21600 0 21600 0 0 Z N"/></draw:custom-shape><draw:frame draw:style-name="gr17" draw:text-style-name="P78" svg:width="0.4843in" svg:height="0.2835in" svg:x="0.2929in" svg:y="1.0429in"><draw:text-box><text:p text:style-name="P77"><text:span text:style-name="T19">ALU</text:span></text:p></draw:text-box></draw:frame><draw:frame draw:style-name="gr17" draw:text-style-name="P78" svg:width="0.4835in" svg:height="0.2835in" svg:x="0.7598in" svg:y="1.0465in"><draw:text-box><text:p text:style-name="P77"><text:span text:style-name="T19">RF</text:span></text:p></draw:text-box></draw:frame><draw:frame draw:style-name="gr17" draw:text-style-name="P78" svg:width="0.4835in" svg:height="0.2835in" svg:x="0.7417in" svg:y="1.3429in"><draw:text-box><text:p text:style-name="P77"><text:span text:style-name="T19">SR</text:span></text:p></draw:text-box></draw:frame><draw:frame draw:style-name="gr17" draw:text-style-name="P78" svg:width="0.4843in" svg:height="0.2835in" svg:x="0.302in" svg:y="1.3437in"><draw:text-box><text:p text:style-name="P77"><text:span text:style-name="T19">SEQ</text:span></text:p></draw:text-box></draw:frame><draw:custom-shape draw:style-name="gr19" draw:text-style-name="P74" svg:width="0.9213in" svg:height="0.5803in" svg:x="0.1929in" svg:y="1.0016in"><text:p/><draw:enhanced-geometry svg:viewBox="0 0 21600 21600" draw:type="rectangle" draw:enhanced-path="M 0 0 L 21600 0 21600 21600 0 21600 0 0 Z N"/></draw:custom-shape><draw:custom-shape draw:style-name="gr19" draw:text-style-name="P74" svg:width="0.965in" svg:height="0.1051in" svg:x="0.161in" svg:y="0.6846in"><text:p/><draw:enhanced-geometry svg:viewBox="0 0 21600 21600" draw:type="rectangle" draw:enhanced-path="M 0 0 L 21600 0 21600 21600 0 21600 0 0 Z N"/></draw:custom-shape><draw:custom-shape draw:style-name="gr19" draw:text-style-name="P74" svg:width="0.4614in" svg:height="0.274in" svg:x="2.9555in" svg:y="1.3772in"><text:p/><draw:enhanced-geometry svg:viewBox="0 0 21600 21600" draw:type="rectangle" draw:enhanced-path="M 0 0 L 21600 0 21600 21600 0 21600 0 0 Z N"/></draw:custom-shape><draw:frame draw:style-name="gr17" draw:text-style-name="P78" svg:width="0.6197in" svg:height="0.3287in" svg:x="2.889in" svg:y="1.3547in"><draw:text-box><text:p text:style-name="P77"><text:span text:style-name="T19">Memory <text:s text:c="3"/>Bank0</text:span></text:p></draw:text-box></draw:frame><draw:custom-shape draw:style-name="gr19" draw:text-style-name="P74" svg:width="0.4614in" svg:height="0.2748in" svg:x="4.3626in" svg:y="1.378in"><text:p/><draw:enhanced-geometry svg:viewBox="0 0 21600 21600" draw:type="rectangle" draw:enhanced-path="M 0 0 L 21600 0 21600 21600 0 21600 0 0 Z N"/></draw:custom-shape><draw:custom-shape draw:style-name="gr19" draw:text-style-name="P74" svg:width="0.4614in" svg:height="0.2748in" svg:x="1.8602in" svg:y="2.2291in"><text:p/><draw:enhanced-geometry svg:viewBox="0 0 21600 21600" draw:type="rectangle" draw:enhanced-path="M 0 0 L 21600 0 21600 21600 0 21600 0 0 Z N"/></draw:custom-shape><draw:custom-shape draw:style-name="gr19" draw:text-style-name="P74" svg:width="0.4622in" svg:height="0.274in" svg:x="2.5453in" svg:y="2.2307in"><text:p/><draw:enhanced-geometry svg:viewBox="0 0 21600 21600" draw:type="rectangle" draw:enhanced-path="M 0 0 L 21600 0 21600 21600 0 21600 0 0 Z N"/></draw:custom-shape><draw:custom-shape draw:style-name="gr19" draw:text-style-name="P74" svg:width="0.4622in" svg:height="2.4051in" svg:x="5.248in" svg:y="0.6291in"><text:p/><draw:enhanced-geometry svg:viewBox="0 0 21600 21600" draw:type="rectangle" draw:enhanced-path="M 0 0 L 21600 0 21600 21600 0 21600 0 0 Z N"/></draw:custom-shape><draw:custom-shape draw:style-name="gr19" draw:text-style-name="P74" svg:width="0.4622in" svg:height="0.274in" svg:x="1.1516in" svg:y="2.228in"><text:p/><draw:enhanced-geometry svg:viewBox="0 0 21600 21600" draw:type="rectangle" draw:enhanced-path="M 0 0 L 21600 0 21600 21600 0 21600 0 0 Z N"/></draw:custom-shape><draw:custom-shape draw:style-name="gr19" draw:text-style-name="P74" svg:width="0.4622in" svg:height="0.2748in" svg:x="0.4193in" svg:y="2.2272in"><text:p/><draw:enhanced-geometry svg:viewBox="0 0 21600 21600" draw:type="rectangle" draw:enhanced-path="M 0 0 L 21600 0 21600 21600 0 21600 0 0 Z N"/></draw:custom-shape><draw:custom-shape draw:style-name="gr19" draw:text-style-name="P74" svg:width="0.274in" svg:height="0.174in" svg:x="0.3563in" svg:y="1.3583in"><text:p/><draw:enhanced-geometry svg:viewBox="0 0 21600 21600" draw:mirror-horizontal="false" draw:mirror-vertical="false" draw:type="rectangle" draw:enhanced-path="M 0 0 L 21600 0 21600 21600 0 21600 0 0 Z N"/></draw:custom-shape><draw:custom-shape draw:style-name="gr19" draw:text-style-name="P74" svg:width="0.2748in" svg:height="0.174in" svg:x="0.7673in" svg:y="1.0693in"><text:p/><draw:enhanced-geometry svg:viewBox="0 0 21600 21600" draw:mirror-horizontal="false" draw:mirror-vertical="false" draw:type="rectangle" draw:enhanced-path="M 0 0 L 21600 0 21600 21600 0 21600 0 0 Z N"/></draw:custom-shape><draw:custom-shape draw:style-name="gr19" draw:text-style-name="P74" svg:width="0.2748in" svg:height="0.174in" svg:x="0.7673in" svg:y="1.3571in"><text:p/><draw:enhanced-geometry svg:viewBox="0 0 21600 21600" draw:mirror-horizontal="false" draw:mirror-vertical="false" draw:type="rectangle" draw:enhanced-path="M 0 0 L 21600 0 21600 21600 0 21600 0 0 Z N"/></draw:custom-shape><draw:custom-shape draw:style-name="gr19" draw:text-style-name="P74" svg:width="0.3496in" svg:height="0.3016in" svg:x="0.7283in" svg:y="0.2181in"><text:p/><draw:enhanced-geometry svg:viewBox="0 0 21600 21600" draw:type="rectangle" draw:enhanced-path="M 0 0 L 21600 0 21600 21600 0 21600 0 0 Z N"/></draw:custom-shape><draw:custom-shape draw:style-name="gr19" draw:text-style-name="P74" svg:width="1.1461in" svg:height="1.5303in" svg:x="0.0862in" svg:y="0.1299in"><text:p/><draw:enhanced-geometry svg:viewBox="0 0 21600 21600" draw:type="rectangle" draw:enhanced-path="M 0 0 L 21600 0 21600 21600 0 21600 0 0 Z N"/></draw:custom-shape><draw:frame draw:style-name="gr20" draw:text-style-name="P78" svg:width="0.3268in" svg:height="0.2157in" svg:x="0.1043in" svg:y="0.9839in"><draw:text-box><text:p text:style-name="P77"><text:span text:style-name="T19">P0</text:span></text:p></draw:text-box></draw:frame><draw:custom-shape draw:style-name="gr19" draw:text-style-name="P74" svg:width="0.3488in" svg:height="0.3024in" svg:x="1.6799in" svg:y="0.2118in"><text:p/><draw:enhanced-geometry svg:viewBox="0 0 21600 21600" draw:type="rectangle" draw:enhanced-path="M 0 0 L 21600 0 21600 21600 0 21600 0 0 Z N"/></draw:custom-shape><draw:frame draw:style-name="gr17" draw:text-style-name="P78" svg:width="0.3551in" svg:height="0.2835in" svg:x="1.7016in" svg:y="0.2661in"><draw:text-box><text:p text:style-name="P77"><text:span text:style-name="T19">IM</text:span></text:p></draw:text-box></draw:frame><draw:frame draw:style-name="gr17" draw:text-style-name="P78" svg:width="0.4461in" svg:height="0.2835in" svg:x="2.2508in" svg:y="0.2661in"><draw:text-box><text:p text:style-name="P77"><text:span text:style-name="T19">DM</text:span></text:p></draw:text-box></draw:frame><draw:custom-shape draw:style-name="gr19" draw:text-style-name="P74" svg:width="0.9213in" svg:height="0.5803in" svg:x="1.7055in" svg:y="0.9957in"><text:p/><draw:enhanced-geometry svg:viewBox="0 0 21600 21600" draw:type="rectangle" draw:enhanced-path="M 0 0 L 21600 0 21600 21600 0 21600 0 0 Z N"/></draw:custom-shape><draw:custom-shape draw:style-name="gr19" draw:text-style-name="P74" svg:width="0.9642in" svg:height="0.1051in" svg:x="1.6736in" svg:y="0.6791in"><text:p/><draw:enhanced-geometry svg:viewBox="0 0 21600 21600" draw:type="rectangle" draw:enhanced-path="M 0 0 L 21600 0 21600 21600 0 21600 0 0 Z N"/></draw:custom-shape><draw:custom-shape draw:style-name="gr19" draw:text-style-name="P74" svg:width="0.3496in" svg:height="0.3016in" svg:x="2.2409in" svg:y="0.2126in"><text:p/><draw:enhanced-geometry svg:viewBox="0 0 21600 21600" draw:type="rectangle" draw:enhanced-path="M 0 0 L 21600 0 21600 21600 0 21600 0 0 Z N"/></draw:custom-shape><draw:custom-shape draw:style-name="gr19" draw:text-style-name="P74" svg:width="1.1406in" svg:height="1.5358in" svg:x="1.598in" svg:y="0.1244in"><text:p/><draw:enhanced-geometry svg:viewBox="0 0 21600 21600" draw:type="rectangle" draw:enhanced-path="M 0 0 L 21600 0 21600 21600 0 21600 0 0 Z N"/></draw:custom-shape><draw:frame draw:style-name="gr20" draw:text-style-name="P78" svg:width="0.3268in" svg:height="0.2157in" svg:x="1.6161in" svg:y="0.9783in"><draw:text-box><text:p text:style-name="P77"><text:span text:style-name="T19">Pn</text:span></text:p></draw:text-box></draw:frame><draw:line draw:style-name="gr21" draw:text-style-name="P74" svg:x1="0.702in" svg:y1="0.7902in" svg:x2="0.702in" svg:y2="1.0094in"><text:p/></draw:line><draw:line draw:style-name="gr21" draw:text-style-name="P74" svg:x1="2.1984in" svg:y1="0.7902in" svg:x2="2.1984in" svg:y2="1.0094in"><text:p/></draw:line><draw:line draw:style-name="gr22" draw:text-style-name="P74" svg:x1="0.3508in" svg:y1="0.6717in" svg:x2="0.3508in" svg:y2="0.5173in"><text:p/></draw:line><draw:line draw:style-name="gr22" draw:text-style-name="P74" svg:x1="1.8465in" svg:y1="0.6724in" svg:x2="1.8465in" svg:y2="0.5181in"><text:p/></draw:line><draw:line draw:style-name="gr23" draw:text-style-name="P74" svg:x1="0.9055in" svg:y1="0.5173in" svg:x2="0.9055in" svg:y2="0.6835in"><text:p/></draw:line><draw:line draw:style-name="gr23" draw:text-style-name="P74" svg:x1="2.4252in" svg:y1="0.5181in" svg:x2="2.4252in" svg:y2="0.6843in"><text:p/></draw:line><draw:frame draw:style-name="gr24" draw:text-style-name="P78" svg:width="0.4185in" svg:height="0.2142in" svg:x="1.2075in" svg:y="1.0008in"><draw:text-box><text:p text:style-name="P77"><text:span text:style-name="T19">. <text:s/>. <text:s/>.</text:span></text:p></draw:text-box></draw:frame><draw:custom-shape draw:style-name="gr19" draw:text-style-name="P74" svg:width="0.4622in" svg:height="0.2748in" svg:x="3.7035in" svg:y="1.3772in"><text:p/><draw:enhanced-geometry svg:viewBox="0 0 21600 21600" draw:type="rectangle" draw:enhanced-path="M 0 0 L 21600 0 21600 21600 0 21600 0 0 Z N"/></draw:custom-shape><draw:frame draw:style-name="gr17" draw:text-style-name="P78" svg:width="0.6197in" svg:height="0.4433in" svg:x="3.6366in" svg:y="1.3547in"><draw:text-box><text:p text:style-name="P77"><text:span text:style-name="T19">Memory <text:s text:c="2"/>Bank m</text:span></text:p></draw:text-box></draw:frame><draw:frame draw:style-name="gr24" draw:text-style-name="P78" svg:width="0.4185in" svg:height="0.2142in" svg:x="3.3591in" svg:y="1.4091in"><draw:text-box><text:p text:style-name="P77"><text:span text:style-name="T19">. <text:s/>. <text:s/>.</text:span></text:p></draw:text-box></draw:frame><draw:custom-shape draw:style-name="gr19" draw:text-style-name="P74" svg:width="4.7642in" svg:height="0.1051in" svg:x="0.0846in" svg:y="1.898in"><text:p/><draw:enhanced-geometry svg:viewBox="0 0 21600 21600" draw:type="rectangle" draw:enhanced-path="M 0 0 L 21600 0 21600 21600 0 21600 0 0 Z N"/></draw:custom-shape><draw:line draw:style-name="gr21" draw:text-style-name="P74" svg:x1="0.6846in" svg:y1="1.6535in" svg:x2="0.6846in" svg:y2="1.8909in"><text:p/></draw:line><draw:line draw:style-name="gr21" draw:text-style-name="P74" svg:x1="2.2in" svg:y1="1.6535in" svg:x2="2.2in" svg:y2="1.8909in"><text:p/></draw:line><draw:line draw:style-name="gr21" draw:text-style-name="P74" svg:x1="3.1839in" svg:y1="1.6535in" svg:x2="3.1839in" svg:y2="1.8909in"><text:p/></draw:line><draw:line draw:style-name="gr21" draw:text-style-name="P74" svg:x1="3.9319in" svg:y1="1.6535in" svg:x2="3.9319in" svg:y2="1.8909in"><text:p/></draw:line><draw:line draw:style-name="gr21" draw:text-style-name="P74" svg:x1="4.6016in" svg:y1="1.6535in" svg:x2="4.6016in" svg:y2="1.8909in"><text:p/></draw:line><draw:line draw:style-name="gr21" draw:text-style-name="P74" svg:x1="0.6453in" svg:y1="1.9965in" svg:x2="0.6453in" svg:y2="2.2339in"><text:p/></draw:line><draw:line draw:style-name="gr21" draw:text-style-name="P74" svg:x1="1.3543in" svg:y1="1.9965in" svg:x2="1.3543in" svg:y2="2.2339in"><text:p/></draw:line><draw:line draw:style-name="gr21" draw:text-style-name="P74" svg:x1="2.102in" svg:y1="1.9972in" svg:x2="2.102in" svg:y2="2.2346in"><text:p/></draw:line><draw:line draw:style-name="gr21" draw:text-style-name="P74" svg:x1="2.7717in" svg:y1="1.998in" svg:x2="2.7717in" svg:y2="2.2354in"><text:p/></draw:line><draw:line draw:style-name="gr21" draw:text-style-name="P74" svg:x1="0.6634in" svg:y1="2.5028in" svg:x2="0.6634in" svg:y2="2.9256in"><text:p/></draw:line><draw:line draw:style-name="gr21" draw:text-style-name="P74" svg:x1="1.372in" svg:y1="2.5035in" svg:x2="1.372in" svg:y2="2.9264in"><text:p/></draw:line><draw:line draw:style-name="gr21" draw:text-style-name="P74" svg:x1="2.0807in" svg:y1="2.5035in" svg:x2="2.0807in" svg:y2="2.9264in"><text:p/></draw:line><draw:line draw:style-name="gr21" draw:text-style-name="P74" svg:x1="2.7898in" svg:y1="2.5047in" svg:x2="2.7898in" svg:y2="2.9276in"><text:p/></draw:line><draw:custom-shape draw:style-name="gr19" draw:text-style-name="P74" svg:width="4.9315in" svg:height="2.7252in" svg:x="0in" svg:y="0in"><text:p/><draw:enhanced-geometry svg:viewBox="0 0 21600 21600" draw:type="rectangle" draw:enhanced-path="M 0 0 L 21600 0 21600 21600 0 21600 0 0 Z N"/></draw:custom-shape><draw:line draw:style-name="gr25" draw:text-style-name="P74" svg:x1="5.2508in" svg:y1="0.7429in" svg:x2="5.7071in" svg:y2="0.7429in"><text:p/></draw:line><draw:line draw:style-name="gr25" draw:text-style-name="P74" svg:x1="5.2508in" svg:y1="0.861in" svg:x2="5.7071in" svg:y2="0.861in"><text:p/></draw:line><draw:line draw:style-name="gr25" draw:text-style-name="P74" svg:x1="5.2508in" svg:y1="1.5307in" svg:x2="5.7071in" svg:y2="1.5307in"><text:p/></draw:line><draw:line draw:style-name="gr25" draw:text-style-name="P74" svg:x1="5.2508in" svg:y1="1.6484in" svg:x2="5.7071in" svg:y2="1.6484in"><text:p/></draw:line><draw:line draw:style-name="gr25" draw:text-style-name="P74" svg:x1="5.2508in" svg:y1="1.7665in" svg:x2="5.7071in" svg:y2="1.7665in"><text:p/></draw:line><draw:line draw:style-name="gr25" draw:text-style-name="P74" svg:x1="5.2508in" svg:y1="1.7665in" svg:x2="5.7071in" svg:y2="1.7665in"><text:p/></draw:line><draw:line draw:style-name="gr25" draw:text-style-name="P74" svg:x1="5.2508in" svg:y1="2.2in" svg:x2="5.7071in" svg:y2="2.2in"><text:p/></draw:line><draw:line draw:style-name="gr25" draw:text-style-name="P74" svg:x1="5.2508in" svg:y1="2.3181in" svg:x2="5.7071in" svg:y2="2.3181in"><text:p/></draw:line><draw:line draw:style-name="gr25" draw:text-style-name="P74" svg:x1="5.2508in" svg:y1="2.4362in" svg:x2="5.7071in" svg:y2="2.4362in"><text:p/></draw:line><draw:line draw:style-name="gr25" draw:text-style-name="P74" svg:x1="5.2508in" svg:y1="2.672in" svg:x2="5.7071in" svg:y2="2.672in"><text:p/></draw:line><draw:line draw:style-name="gr25" draw:text-style-name="P74" svg:x1="5.2508in" svg:y1="2.7902in" svg:x2="5.7071in" svg:y2="2.7902in"><text:p/></draw:line><draw:line draw:style-name="gr25" draw:text-style-name="P74" svg:x1="5.2508in" svg:y1="2.9083in" svg:x2="5.7071in" svg:y2="2.9083in"><text:p/></draw:line><draw:line draw:style-name="gr25" draw:text-style-name="P74" svg:x1="5.2508in" svg:y1="1.8846in" svg:x2="5.7071in" svg:y2="1.8846in"><text:p/></draw:line><draw:path draw:style-name="gr26" draw:text-style-name="P74" svg:width="2.0768in" svg:height="0.7028in" svg:x="3.1799in" svg:y="0.672in" svg:viewBox="0 0 5276 1786" svg:d="m0 1786c3866-2354 5276-1704 5276-1704"><text:p/></draw:path><draw:path draw:style-name="gr26" draw:text-style-name="P74" svg:width="1.1594in" svg:height="0.1894in" svg:x="4.0846in" svg:y="1.6535in" svg:viewBox="0 0 2946 482" svg:d="m0 0c1572 534 2946 482 2946 482"><text:p/></draw:path><draw:path draw:style-name="gr26" draw:text-style-name="P74" svg:width="2.6689in" svg:height="2.0063in" svg:x="2.5874in" svg:y="0.4575in" svg:viewBox="0 0 6780 5097" svg:d="m0 0c5091 6551 6780 4911 6735 4928 0 0 0 0 45-17"><text:p/></draw:path><draw:path draw:style-name="gr26" draw:text-style-name="P74" svg:width="3.4961in" svg:height="2.5087in" svg:x="1.7602in" svg:y="0.5165in" svg:viewBox="0 0 8881 6373" svg:d="m0 0c6668 8192 8881 6140 8823 6161 0 0 0 0 58-21"><text:p/></draw:path></draw:g></text:p></table:table-cell></table:table-row><table:table-row><table:table-cell table:style-name="Table3.A1" office:value-type="string"><text:p text:style-name="P30"><text:span text:style-name="T15">Figure 3.</text:span> Mapping memory elements from the SoC.</text:p></table:table-cell></table:table-row></table:table><text:p text:style-name="P33"/></draw:text-box></draw:frame>Memory map specification can generate outputs in different format like design files containing Verilog code or C++ code, and documentation files <text:s/>in formats like pdf, html or doc. </text:p>
        <text:h text:style-name="P20" text:outline-level="1"><text:span text:style-name="T3">Dependencies</text:span> </text:h>
        <text:p text:style-name="P10">Any kind of memory element available in CSL language can be mapped into a memory map. The following memory elements must be available in the design library in order to be mapped: registers, register files, separate flip-flops, <text:s/>FIFOs, SRAMs. </text:p>
        <text:h text:style-name="P26" text:outline-level="1">Supported formats</text:h>
        <text:p text:style-name="P10">The memory map supports as input formats <text:span text:style-name="T14">CSL and HDL ( Verilog, VHDL) and as output formats </text:span>C<text:span text:style-name="T14">SL, Verilog, VHDL, C/C++, HTML, PDF.</text:span></text:p>
        <text:p text:style-name="P34"/>
        <text:p text:style-name="P25"/>
        <text:p text:style-name="P15"/>
        <text:p text:style-name="P34"/>
        <text:p text:style-name="P25"/>
        <text:p text:style-name="P25"><draw:frame draw:style-name="fr2" draw:name="Frame1" text:anchor-type="paragraph" svg:x="0.0264in" svg:y="0.0547in" svg:width="6.6571in" draw:z-index="9"><draw:text-box fo:min-height="3.9291in"><text:p text:style-name="Frame_20_contents"/><table:table table:name="Table1" table:style-name="Table1"><table:table-column table:style-name="Table1.A"/><table:table-column table:style-name="Table1.B"/><table:table-row><table:table-cell table:style-name="Table1.A1" office:value-type="string"><text:p text:style-name="P31">Memory Map Features</text:p></table:table-cell><table:table-cell table:style-name="Table1.B1" office:value-type="string"><text:p text:style-name="P31">Benefits</text:p></table:table-cell></table:table-row><table:table-row><table:table-cell table:style-name="Table1.A2" office:value-type="string"><text:p text:style-name="P32">Different kind of memory types: <text:span text:style-name="T16">flat</text:span><text:span text:style-name="T17">, </text:span><text:span text:style-name="T16">hierarchical</text:span></text:p></table:table-cell><table:table-cell table:style-name="Table1.B2" office:value-type="string"><text:p text:style-name="P32">Create one or more different memory maps for same memory structure in much structured way</text:p></table:table-cell></table:table-row><table:table-row><table:table-cell table:style-name="Table1.A3" office:value-type="string"><text:p text:style-name="P32">Global address assignment for memory elements</text:p></table:table-cell><table:table-cell table:style-name="Table1.B3" office:value-type="string"><text:p text:style-name="P32">Two ways to calculate global address for memory maps and automatically calculate the global address for hierarchical memory maps</text:p></table:table-cell></table:table-row><table:table-row><table:table-cell table:style-name="Table1.A2" office:value-type="string"><text:p text:style-name="P32">Set access rights and permissions by group</text:p></table:table-cell><table:table-cell table:style-name="Table1.B2" office:value-type="string"><text:p text:style-name="P32">Set the read/write permissions and the access right s for each group in the project from one central point. enables the project to control the access rights to individual memory elements for read or/ and write by hardware or/and by software</text:p></table:table-cell></table:table-row><table:table-row><table:table-cell table:style-name="Table1.A3" office:value-type="string"><text:p text:style-name="P32">Reserved address ranges</text:p></table:table-cell><table:table-cell table:style-name="Table1.B3" office:value-type="string"><text:p text:style-name="P32">Create reserved address ranges which cannot be assigned in the current design</text:p></table:table-cell></table:table-row><table:table-row><table:table-cell table:style-name="Table1.A2" office:value-type="string"><text:p text:style-name="P32">Incremental design</text:p></table:table-cell><table:table-cell table:style-name="Table1.B2" office:value-type="string"><text:p text:style-name="P32">Easy to modify the nitial memory map specification with minimal design effort</text:p></table:table-cell></table:table-row><table:table-row><table:table-cell table:style-name="Table1.A3" office:value-type="string"><text:p text:style-name="P32">Illegal address ranges</text:p></table:table-cell><table:table-cell table:style-name="Table1.B3" office:value-type="string"><text:p text:style-name="P32">Create illegal address ranges which cannot be assigned in the current design</text:p></table:table-cell></table:table-row><table:table-row><table:table-cell table:style-name="Table1.A2" office:value-type="string"><text:p text:style-name="P32">Hierarchical memory maps</text:p></table:table-cell><table:table-cell table:style-name="Table1.B2" office:value-type="string"><text:p text:style-name="P32">Create memory maps from unit address maps </text:p></table:table-cell></table:table-row></table:table><text:p text:style-name="Standard"/></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Arial1" svg:font-family="Arial" style:font-family-generic="swiss"/>
    <style:font-face style:name="BGACDJ+Arial" svg:font-family="BGACDJ+Arial" style:font-family-generic="swiss"/>
    <style:font-face style:name="arial" svg:font-family="arial" style:font-family-generic="swiss"/>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othic" svg:font-family="Gothic"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Ultrafine_20_2_20_Dots_20_3_20_Dashes" draw:display-name="Ultrafine 2 Dots 3 Dashes" draw:style="rect" draw:dots1="2" draw:dots1-length="0.0114in" draw:dots2="3" draw:dots2-length="0.0567in" draw:distance="0.028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0.0193in" fo:border-left="none" fo:border-right="none" fo:border-top="0.0346in solid #000080" fo:border-bottom="0.0071in solid #000080" style:shadow="none"/>
      <style:text-properties style:font-name="Arial"/>
    </style:style>
    <style:style style:name="P2" style:family="paragraph" style:parent-style-name="Header">
      <style:paragraph-properties fo:padding="0.0193in" fo:border-left="none" fo:border-right="none" fo:border-top="0.0346in solid #000080" fo:border-bottom="0.0071in solid #000080" style:shadow="none"/>
      <style:text-properties style:font-name="Arial" fo:font-size="16pt" style:font-size-asian="16pt" style:font-size-complex="16pt"/>
    </style:style>
    <style:style style:name="P3" style:family="paragraph" style:parent-style-name="Header">
      <style:paragraph-properties fo:padding="0.0193in" fo:border-left="none" fo:border-right="none" fo:border-top="0.0071in solid #000080" fo:border-bottom="0.0346in solid #000080" style:shadow="none"/>
    </style:style>
    <style:style style:name="P4" style:family="paragraph" style:parent-style-name="Table_20_Contents" style:master-page-name="">
      <style:paragraph-properties fo:margin-left="0.0398in" fo:margin-right="0.0398in" fo:margin-top="0.0783in" fo:margin-bottom="0.0398in" fo:text-indent="0in" style:auto-text-indent="false" fo:padding="0in" fo:border-left="none" fo:border-right="none" fo:border-top="0.0008in solid #000080" fo:border-bottom="none" style:shadow="none"/>
      <style:text-properties style:font-name="Arial" fo:font-size="8pt" style:font-size-asian="8pt" style:font-size-complex="8pt"/>
    </style:style>
    <style:style style:name="P5" style:family="paragraph" style:parent-style-name="Table_20_Contents">
      <style:paragraph-properties fo:margin-top="0.0398in" fo:margin-bottom="0in" fo:padding="0in" fo:border-left="none" fo:border-right="none" fo:border-top="0.0138in solid #000080" fo:border-bottom="none" style:shadow="none"/>
      <style:text-properties style:font-name="Arial" fo:font-size="10pt" style:font-size-asian="10pt" style:font-size-complex="10pt"/>
    </style:style>
    <style:style style:name="P6" style:family="paragraph" style:parent-style-name="Table_20_Contents">
      <style:paragraph-properties fo:margin-top="0.0398in" fo:margin-bottom="0in"/>
      <style:text-properties style:font-name="Arial" fo:font-size="9pt" fo:font-weight="bold" style:font-size-asian="9pt" style:font-weight-asian="bold" style:font-size-complex="9pt" style:font-weight-complex="bold"/>
    </style:style>
    <style:style style:name="T1" style:family="text">
      <style:text-properties fo:font-size="16pt" style:font-size-asian="16pt" style:font-size-complex="16pt"/>
    </style:style>
    <style:style style:name="T2" style:family="text">
      <style:text-properties style:font-name="Arial" fo:font-weight="bold" style:font-weight-asian="bold" style:font-weight-complex="bold"/>
    </style:style>
    <style:style style:name="T3" style:family="text">
      <style:text-properties fo:font-size="9pt" style:font-size-asian="9pt" style:font-size-complex="9pt"/>
    </style:style>
    <style:style style:name="T4" style:family="text">
      <style:text-properties fo:font-size="9pt" fo:font-weight="bold" style:font-size-asian="9pt" style:font-weight-asian="bold" style:font-size-complex="9pt"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number:date-style style:name="N106">
      <number:year number:style="long"/>
    </number:date-style>
  </office:automatic-styles>
  <office:master-styles>
    <style:master-page style:name="Standard" style:page-layout-name="pm1" style:next-style-name="First_20_Page">
      <style:header>
        <text:p text:style-name="P1"><draw:frame draw:style-name="fr1" draw:name="graphics1" text:anchor-type="char" svg:x="0.0555in" svg:y="0.0937in" svg:width="2.4819in" svg:height="0.6626in" draw:z-index="3"><draw:image xlink:href="Pictures/2000000700002FDB00000DA6D69A0F8C.svm" xlink:type="simple" xlink:show="embed" xlink:actuate="onLoad"/></draw:frame><text:tab/><text:tab/><text:span text:style-name="T1">CSL Product Family</text:span></text:p>
        <text:p text:style-name="P2"><text:tab/><text:tab/>CSL Memory Map</text:p>
        <text:p text:style-name="P2"/>
        <text:p text:style-name="P3"><text:tab/><text:tab/><text:span text:style-name="T2">Datasheet</text:span></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text:span><text:span text:style-name="T3"><text:editing-cycles>35</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7</text:page-number></text:span></text:p>
        <text:p text:style-name="P6">Datasheet</text:p>
      </style:footer>
    </style:master-page>
    <style:master-page style:name="First_20_Page" style:display-name="First Page" style:page-layout-name="pm2" style:next-style-name="Standard">
      <style:header>
        <text:p text:style-name="Header"><text:tab/><text:tab/><draw:frame draw:style-name="fr2" draw:name="graphics3" text:anchor-type="char" svg:x="0.0555in" svg:width="0.8465in" svg:height="0.1681in" draw:z-index="7"><draw:image xlink:href="Pictures/2000000700002FDB00000DA6D69A0F8C.svm" xlink:type="simple" xlink:show="embed" xlink:actuate="onLoad"/></draw:frame></text:p>
      </style:header>
      <style:footer>
        <text:p text:style-name="P4">Copyright <text:s/>© <text:date style:data-style-name="N106" text:date-value="2007-02-27T18:30:58.10" text:fixed="true">2007</text:date> <text:s/>Fastpath Logic, Inc. Copying in any form without the expressed written permission of Fastpath Logic, Inc. is prohibited. All specifications are subject to change without notice.</text:p>
        <text:p text:style-name="P5"><text:span text:style-name="T3">(v.</text:span><text:span text:style-name="T3"><text:editing-cycles>35</text:editing-cycles></text:span><text:span text:style-name="T3">) </text:span><text:span text:style-name="T3"><text:date style:data-style-name="N76" text:date-value="2007-02-27T18:20:40.45" text:fixed="true">February 27, 2007</text:date></text:span><text:span text:style-name="T3"><text:tab/><text:tab/><text:tab/><text:tab/></text:span><text:span text:style-name="T4">www.fastpathlogic.com</text:span><text:span text:style-name="T3"><text:tab/><text:tab/><text:tab/><text:tab/><text:tab/></text:span><text:span text:style-name="T3"><text:page-number text:select-page="current">7</text:page-number></text:span></text:p>
        <text:p text:style-name="P6">Datashe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Cristian-Gyozo Haba</meta:initial-creator>
    <meta:creation-date>2007-02-27T18:09:27</meta:creation-date>
    <dc:date>2008-06-23T12:26:36</dc:date>
    <meta:print-date>2007-05-02T15:18:06</meta:print-date>
    <dc:language>en-US</dc:language>
    <meta:editing-cycles>35</meta:editing-cycles>
    <meta:editing-duration>PT11H5M56S</meta:editing-duration>
    <meta:user-defined meta:name="Info 1"/>
    <meta:user-defined meta:name="Info 2"/>
    <meta:user-defined meta:name="Info 3"/>
    <meta:user-defined meta:name="Info 4"/>
    <meta:document-statistic meta:table-count="2" meta:image-count="2" meta:object-count="0" meta:page-count="8" meta:paragraph-count="212" meta:word-count="3256" meta:character-count="20513"/>
  </office:meta>
</office:document-meta>
</file>